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メイリオ1" svg:font-family="メイリオ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メイリオ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18cm solid #000000" fo:border-right="none" fo:border-top="0.018cm solid #000000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4" style:family="table-cell" style:parent-style-name="Default">
      <style:table-cell-properties fo:border-bottom="none" style:text-align-source="fix" style:repeat-content="false" fo:border-left="0.018cm solid #000000" fo:border-right="none" fo:border-top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5" style:family="table-cell" style:parent-style-name="Default">
      <style:table-cell-properties fo:border-bottom="0.018cm solid #000000" style:text-align-source="fix" style:repeat-content="false" fo:border-left="0.018cm solid #000000" fo:border-right="none" fo:border-top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8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10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11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 style:vertical-align="middle"/>
      <style:paragraph-properties fo:text-align="center" fo:margin-left="0cm"/>
      <style:text-properties style:font-name="メイリオ" fo:font-size="8pt" style:font-size-asian="8pt" style:font-size-complex="8pt"/>
      <style:map style:condition="cell-content()=0" style:apply-style-name="無題1" style:base-cell-address="Sheet1.R28"/>
      <style:map style:condition="cell-content()=1" style:apply-style-name="無題2" style:base-cell-address="Sheet1.R28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メイリオ" fo:font-size="8pt" style:font-size-asian="8pt" style:font-size-complex="8pt"/>
    </style:style>
    <style:style style:name="ce14" style:family="table-cell" style:parent-style-name="Default">
      <style:text-properties style:font-name="メイリオ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メイリオ" fo:font-size="8pt" style:font-name-asian="ＭＳ Ｐゴシック" style:font-size-asian="8pt" style:font-name-complex="Mangal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000000" style:font-name="メイリオ" fo:font-size="8pt" fo:language="zxx" fo:country="none" style:font-name-asian="ＭＳ ゴシック" style:font-size-asian="8pt" style:language-asian="zxx" style:country-asian="none" style:font-name-complex="メイリオ1" style:font-size-complex="8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2" table:default-cell-style-name="ce1"/>
        <table:table-column table:style-name="co3" table:number-columns-repeated="1003" table:default-cell-style-name="ce2"/>
        <table:table-column table:style-name="co3" table:default-cell-style-name="ce14"/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EC</text:p>
          </table:table-cell>
          <table:table-cell office:value-type="string">
            <text:p>HEX</text:p>
          </table:table-cell>
          <table:table-cell table:number-columns-repeated="100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table:formula="of:=2^15*[.B2]+2^14*[.C2]+2^13*[.D2]+2^12*[.E2]+2^11*[.F2]+2^10*[.G2]+2^9*[.H2]+2^8*[.I2]+2^7*[.J2]+2^6*[.K2]+2^5*[.L2]+2^4*[.M2]+2^3*[.N2]+2^2*[.O2]+2^1*[.P2]+2^0*[.Q2]" office:value-type="float" office:value="14336">
            <text:p>14336</text:p>
          </table:table-cell>
          <table:table-cell table:formula="of:=&quot;0x&quot;&amp;DEC2HEX([.R2];4)" office:value-type="string" office:string-value="0x3800">
            <text:p>0x3800</text:p>
          </table:table-cell>
          <table:table-cell table:number-columns-repeated="100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3]+2^14*[.C3]+2^13*[.D3]+2^12*[.E3]+2^11*[.F3]+2^10*[.G3]+2^9*[.H3]+2^8*[.I3]+2^7*[.J3]+2^6*[.K3]+2^5*[.L3]+2^4*[.M3]+2^3*[.N3]+2^2*[.O3]+2^1*[.P3]+2^0*[.Q3]" office:value-type="float" office:value="17408">
            <text:p>17408</text:p>
          </table:table-cell>
          <table:table-cell table:formula="of:=&quot;0x&quot;&amp;DEC2HEX([.R3];4)" office:value-type="string" office:string-value="0x4400">
            <text:p>0x4400</text:p>
          </table:table-cell>
          <table:table-cell table:number-columns-repeated="100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4]+2^14*[.C4]+2^13*[.D4]+2^12*[.E4]+2^11*[.F4]+2^10*[.G4]+2^9*[.H4]+2^8*[.I4]+2^7*[.J4]+2^6*[.K4]+2^5*[.L4]+2^4*[.M4]+2^3*[.N4]+2^2*[.O4]+2^1*[.P4]+2^0*[.Q4]" office:value-type="float" office:value="17408">
            <text:p>17408</text:p>
          </table:table-cell>
          <table:table-cell table:formula="of:=&quot;0x&quot;&amp;DEC2HEX([.R4];4)" office:value-type="string" office:string-value="0x4400">
            <text:p>0x4400</text:p>
          </table:table-cell>
          <table:table-cell table:number-columns-repeated="100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5]+2^14*[.C5]+2^13*[.D5]+2^12*[.E5]+2^11*[.F5]+2^10*[.G5]+2^9*[.H5]+2^8*[.I5]+2^7*[.J5]+2^6*[.K5]+2^5*[.L5]+2^4*[.M5]+2^3*[.N5]+2^2*[.O5]+2^1*[.P5]+2^0*[.Q5]" office:value-type="float" office:value="1024">
            <text:p>1024</text:p>
          </table:table-cell>
          <table:table-cell table:formula="of:=&quot;0x&quot;&amp;DEC2HEX([.R5];4)" office:value-type="string" office:string-value="0x0400">
            <text:p>0x0400</text:p>
          </table:table-cell>
          <table:table-cell table:number-columns-repeated="100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6]+2^14*[.C6]+2^13*[.D6]+2^12*[.E6]+2^11*[.F6]+2^10*[.G6]+2^9*[.H6]+2^8*[.I6]+2^7*[.J6]+2^6*[.K6]+2^5*[.L6]+2^4*[.M6]+2^3*[.N6]+2^2*[.O6]+2^1*[.P6]+2^0*[.Q6]" office:value-type="float" office:value="2048">
            <text:p>2048</text:p>
          </table:table-cell>
          <table:table-cell table:formula="of:=&quot;0x&quot;&amp;DEC2HEX([.R6];4)" office:value-type="string" office:string-value="0x0800">
            <text:p>0x0800</text:p>
          </table:table-cell>
          <table:table-cell table:number-columns-repeated="100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7]+2^14*[.C7]+2^13*[.D7]+2^12*[.E7]+2^11*[.F7]+2^10*[.G7]+2^9*[.H7]+2^8*[.I7]+2^7*[.J7]+2^6*[.K7]+2^5*[.L7]+2^4*[.M7]+2^3*[.N7]+2^2*[.O7]+2^1*[.P7]+2^0*[.Q7]" office:value-type="float" office:value="4096">
            <text:p>4096</text:p>
          </table:table-cell>
          <table:table-cell table:formula="of:=&quot;0x&quot;&amp;DEC2HEX([.R7];4)" office:value-type="string" office:string-value="0x1000">
            <text:p>0x1000</text:p>
          </table:table-cell>
          <table:table-cell table:number-columns-repeated="100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8]+2^14*[.C8]+2^13*[.D8]+2^12*[.E8]+2^11*[.F8]+2^10*[.G8]+2^9*[.H8]+2^8*[.I8]+2^7*[.J8]+2^6*[.K8]+2^5*[.L8]+2^4*[.M8]+2^3*[.N8]+2^2*[.O8]+2^1*[.P8]+2^0*[.Q8]" office:value-type="float" office:value="8192">
            <text:p>8192</text:p>
          </table:table-cell>
          <table:table-cell table:formula="of:=&quot;0x&quot;&amp;DEC2HEX([.R8];4)" office:value-type="string" office:string-value="0x2000">
            <text:p>0x2000</text:p>
          </table:table-cell>
          <table:table-cell table:number-columns-repeated="100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5"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9]+2^14*[.C9]+2^13*[.D9]+2^12*[.E9]+2^11*[.F9]+2^10*[.G9]+2^9*[.H9]+2^8*[.I9]+2^7*[.J9]+2^6*[.K9]+2^5*[.L9]+2^4*[.M9]+2^3*[.N9]+2^2*[.O9]+2^1*[.P9]+2^0*[.Q9]" office:value-type="float" office:value="31744">
            <text:p>31744</text:p>
          </table:table-cell>
          <table:table-cell table:formula="of:=&quot;0x&quot;&amp;DEC2HEX([.R9];4)" office:value-type="string" office:string-value="0x7C00">
            <text:p>0x7C00</text:p>
          </table:table-cell>
          <table:table-cell table:number-columns-repeated="100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0]+2^14*[.C10]+2^13*[.D10]+2^12*[.E10]+2^11*[.F10]+2^10*[.G10]+2^9*[.H10]+2^8*[.I10]+2^7*[.J10]+2^6*[.K10]+2^5*[.L10]+2^4*[.M10]+2^3*[.N10]+2^2*[.O10]+2^1*[.P10]+2^0*[.Q10]" office:value-type="float" office:value="0">
            <text:p>0</text:p>
          </table:table-cell>
          <table:table-cell table:formula="of:=&quot;0x&quot;&amp;DEC2HEX([.R10];4)" office:value-type="string" office:string-value="0x0000">
            <text:p>0x0000</text:p>
          </table:table-cell>
          <table:table-cell office:value-type="string">
            <text:p>7x10</text:p>
          </table:table-cell>
          <table:table-cell table:number-columns-repeated="100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number-columns-repeated="5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1]+2^14*[.C11]+2^13*[.D11]+2^12*[.E11]+2^11*[.F11]+2^10*[.G11]+2^9*[.H11]+2^8*[.I11]+2^7*[.J11]+2^6*[.K11]+2^5*[.L11]+2^4*[.M11]+2^3*[.N11]+2^2*[.O11]+2^1*[.P11]+2^0*[.Q11]" office:value-type="float" office:value="0">
            <text:p>0</text:p>
          </table:table-cell>
          <table:table-cell table:formula="of:=&quot;0x&quot;&amp;DEC2HEX([.R11];4)" office:value-type="string" office:string-value="0x0000">
            <text:p>0x0000</text:p>
          </table:table-cell>
          <table:table-cell table:formula="of:=[.S2]&amp;&quot;, &quot;&amp;[.S3]&amp;&quot;, &quot;&amp;[.S4]&amp;&quot;, &quot;&amp;[.S5]&amp;&quot;, &quot;&amp;[.S6]&amp;&quot;, &quot;&amp;[.S7]&amp;&quot;, &quot;&amp;[.S8]&amp;&quot;, &quot;&amp;[.S9]&amp;&quot;, &quot;&amp;[.S10]&amp;&quot;, &quot;&amp;[.S11]&amp;&quot;,&quot;" office:value-type="string" office:string-value="0x3800, 0x4400, 0x4400, 0x0400, 0x0800, 0x1000, 0x2000, 0x7C00, 0x0000, 0x0000,">
            <text:p>0x3800, 0x4400, 0x4400, 0x0400, 0x0800, 0x1000, 0x2000, 0x7C00, 0x0000, 0x0000,</text:p>
          </table:table-cell>
          <table:table-cell table:number-columns-repeated="1003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7" table:style-name="ce9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2]+2^14*[.C12]+2^13*[.D12]+2^12*[.E12]+2^11*[.F12]+2^10*[.G12]+2^9*[.H12]+2^8*[.I12]+2^7*[.J12]+2^6*[.K12]+2^5*[.L12]+2^4*[.M12]+2^3*[.N12]+2^2*[.O12]+2^1*[.P12]+2^0*[.Q12]" office:value-type="float" office:value="0">
            <text:p>0</text:p>
          </table:table-cell>
          <table:table-cell table:formula="of:=&quot;0x&quot;&amp;DEC2HEX([.R12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3]+2^14*[.C13]+2^13*[.D13]+2^12*[.E13]+2^11*[.F13]+2^10*[.G13]+2^9*[.H13]+2^8*[.I13]+2^7*[.J13]+2^6*[.K13]+2^5*[.L13]+2^4*[.M13]+2^3*[.N13]+2^2*[.O13]+2^1*[.P13]+2^0*[.Q13]" office:value-type="float" office:value="0">
            <text:p>0</text:p>
          </table:table-cell>
          <table:table-cell table:formula="of:=&quot;0x&quot;&amp;DEC2HEX([.R13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4]+2^14*[.C14]+2^13*[.D14]+2^12*[.E14]+2^11*[.F14]+2^10*[.G14]+2^9*[.H14]+2^8*[.I14]+2^7*[.J14]+2^6*[.K14]+2^5*[.L14]+2^4*[.M14]+2^3*[.N14]+2^2*[.O14]+2^1*[.P14]+2^0*[.Q14]" office:value-type="float" office:value="0">
            <text:p>0</text:p>
          </table:table-cell>
          <table:table-cell table:formula="of:=&quot;0x&quot;&amp;DEC2HEX([.R14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5]+2^14*[.C15]+2^13*[.D15]+2^12*[.E15]+2^11*[.F15]+2^10*[.G15]+2^9*[.H15]+2^8*[.I15]+2^7*[.J15]+2^6*[.K15]+2^5*[.L15]+2^4*[.M15]+2^3*[.N15]+2^2*[.O15]+2^1*[.P15]+2^0*[.Q15]" office:value-type="float" office:value="0">
            <text:p>0</text:p>
          </table:table-cell>
          <table:table-cell table:formula="of:=&quot;0x&quot;&amp;DEC2HEX([.R15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6]+2^14*[.C16]+2^13*[.D16]+2^12*[.E16]+2^11*[.F16]+2^10*[.G16]+2^9*[.H16]+2^8*[.I16]+2^7*[.J16]+2^6*[.K16]+2^5*[.L16]+2^4*[.M16]+2^3*[.N16]+2^2*[.O16]+2^1*[.P16]+2^0*[.Q16]" office:value-type="float" office:value="0">
            <text:p>0</text:p>
          </table:table-cell>
          <table:table-cell table:formula="of:=&quot;0x&quot;&amp;DEC2HEX([.R16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7]+2^14*[.C17]+2^13*[.D17]+2^12*[.E17]+2^11*[.F17]+2^10*[.G17]+2^9*[.H17]+2^8*[.I17]+2^7*[.J17]+2^6*[.K17]+2^5*[.L17]+2^4*[.M17]+2^3*[.N17]+2^2*[.O17]+2^1*[.P17]+2^0*[.Q17]" office:value-type="float" office:value="0">
            <text:p>0</text:p>
          </table:table-cell>
          <table:table-cell table:formula="of:=&quot;0x&quot;&amp;DEC2HEX([.R17];4)" office:value-type="string" office:string-value="0x0000">
            <text:p>0x0000</text:p>
          </table:table-cell>
          <table:table-cell table:style-name="ce14"/>
          <table:table-cell table:number-columns-repeated="1003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number-columns-repeated="9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8]+2^14*[.C18]+2^13*[.D18]+2^12*[.E18]+2^11*[.F18]+2^10*[.G18]+2^9*[.H18]+2^8*[.I18]+2^7*[.J18]+2^6*[.K18]+2^5*[.L18]+2^4*[.M18]+2^3*[.N18]+2^2*[.O18]+2^1*[.P18]+2^0*[.Q18]" office:value-type="float" office:value="0">
            <text:p>0</text:p>
          </table:table-cell>
          <table:table-cell table:formula="of:=&quot;0x&quot;&amp;DEC2HEX([.R18];4)" office:value-type="string" office:string-value="0x0000">
            <text:p>0x0000</text:p>
          </table:table-cell>
          <table:table-cell table:style-name="ce15" office:value-type="string">
            <text:p>11x18</text:p>
          </table:table-cell>
          <table:table-cell table:number-columns-repeated="100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number-columns-repeated="9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19]+2^14*[.C19]+2^13*[.D19]+2^12*[.E19]+2^11*[.F19]+2^10*[.G19]+2^9*[.H19]+2^8*[.I19]+2^7*[.J19]+2^6*[.K19]+2^5*[.L19]+2^4*[.M19]+2^3*[.N19]+2^2*[.O19]+2^1*[.P19]+2^0*[.Q19]" office:value-type="float" office:value="0">
            <text:p>0</text:p>
          </table:table-cell>
          <table:table-cell table:formula="of:=&quot;0x&quot;&amp;DEC2HEX([.R19];4)" office:value-type="string" office:string-value="0x0000">
            <text:p>0x0000</text:p>
          </table:table-cell>
          <table:table-cell table:formula="of:=[.S2]&amp;&quot;, &quot;&amp;[.S3]&amp;&quot;, &quot;&amp;[.S4]&amp;&quot;, &quot;&amp;[.S5]&amp;&quot;, &quot;&amp;[.S6]&amp;&quot;, &quot;&amp;[.S7]&amp;&quot;, &quot;&amp;[.S8]&amp;&quot;, &quot;&amp;[.S9]&amp;&quot;, &quot;&amp;[.S10]&amp;&quot;, &quot;&amp;[.S11]&amp;&quot;, &quot;&amp;[.S12]&amp;&quot;, &quot;&amp;[.S13]&amp;&quot;, &quot;&amp;[.S14]&amp;&quot;, &quot;&amp;[.S15]&amp;&quot;, &quot;&amp;[.S16]&amp;&quot;, &quot;&amp;[.S17]&amp;&quot;, &quot;&amp;[.S18]&amp;&quot;, &quot;&amp;[.S19]&amp;&quot;,&quot;" office:value-type="string" office:string-value="0x3800, 0x4400, 0x4400, 0x0400, 0x0800, 0x1000, 0x2000, 0x7C00, 0x0000, 0x0000, 0x0000, 0x0000, 0x0000, 0x0000, 0x0000, 0x0000, 0x0000, 0x0000,">
            <text:p>0x3800, 0x4400, 0x4400, 0x0400, 0x0800, 0x1000, 0x2000, 0x7C00, 0x0000, 0x0000, 0x0000, 0x0000, 0x0000, 0x0000, 0x0000, 0x0000, 0x0000, 0x0000,</text:p>
          </table:table-cell>
          <table:table-cell table:number-columns-repeated="100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4" office:value-type="float" office:value="0">
            <text:p>0</text:p>
          </table:table-cell>
          <table:table-cell table:number-columns-repeated="11" table:style-name="ce9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0]+2^14*[.C20]+2^13*[.D20]+2^12*[.E20]+2^11*[.F20]+2^10*[.G20]+2^9*[.H20]+2^8*[.I20]+2^7*[.J20]+2^6*[.K20]+2^5*[.L20]+2^4*[.M20]+2^3*[.N20]+2^2*[.O20]+2^1*[.P20]+2^0*[.Q20]" office:value-type="float" office:value="0">
            <text:p>0</text:p>
          </table:table-cell>
          <table:table-cell table:formula="of:=&quot;0x&quot;&amp;DEC2HEX([.R20];4)" office:value-type="string" office:string-value="0x0000">
            <text:p>0x0000</text:p>
          </table:table-cell>
          <table:table-cell table:style-name="ce16"/>
          <table:table-cell table:number-columns-repeated="100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1]+2^14*[.C21]+2^13*[.D21]+2^12*[.E21]+2^11*[.F21]+2^10*[.G21]+2^9*[.H21]+2^8*[.I21]+2^7*[.J21]+2^6*[.K21]+2^5*[.L21]+2^4*[.M21]+2^3*[.N21]+2^2*[.O21]+2^1*[.P21]+2^0*[.Q21]" office:value-type="float" office:value="0">
            <text:p>0</text:p>
          </table:table-cell>
          <table:table-cell table:formula="of:=&quot;0x&quot;&amp;DEC2HEX([.R21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2]+2^14*[.C22]+2^13*[.D22]+2^12*[.E22]+2^11*[.F22]+2^10*[.G22]+2^9*[.H22]+2^8*[.I22]+2^7*[.J22]+2^6*[.K22]+2^5*[.L22]+2^4*[.M22]+2^3*[.N22]+2^2*[.O22]+2^1*[.P22]+2^0*[.Q22]" office:value-type="float" office:value="0">
            <text:p>0</text:p>
          </table:table-cell>
          <table:table-cell table:formula="of:=&quot;0x&quot;&amp;DEC2HEX([.R22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3]+2^14*[.C23]+2^13*[.D23]+2^12*[.E23]+2^11*[.F23]+2^10*[.G23]+2^9*[.H23]+2^8*[.I23]+2^7*[.J23]+2^6*[.K23]+2^5*[.L23]+2^4*[.M23]+2^3*[.N23]+2^2*[.O23]+2^1*[.P23]+2^0*[.Q23]" office:value-type="float" office:value="0">
            <text:p>0</text:p>
          </table:table-cell>
          <table:table-cell table:formula="of:=&quot;0x&quot;&amp;DEC2HEX([.R23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4]+2^14*[.C24]+2^13*[.D24]+2^12*[.E24]+2^11*[.F24]+2^10*[.G24]+2^9*[.H24]+2^8*[.I24]+2^7*[.J24]+2^6*[.K24]+2^5*[.L24]+2^4*[.M24]+2^3*[.N24]+2^2*[.O24]+2^1*[.P24]+2^0*[.Q24]" office:value-type="float" office:value="0">
            <text:p>0</text:p>
          </table:table-cell>
          <table:table-cell table:formula="of:=&quot;0x&quot;&amp;DEC2HEX([.R24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5]+2^14*[.C25]+2^13*[.D25]+2^12*[.E25]+2^11*[.F25]+2^10*[.G25]+2^9*[.H25]+2^8*[.I25]+2^7*[.J25]+2^6*[.K25]+2^5*[.L25]+2^4*[.M25]+2^3*[.N25]+2^2*[.O25]+2^1*[.P25]+2^0*[.Q25]" office:value-type="float" office:value="0">
            <text:p>0</text:p>
          </table:table-cell>
          <table:table-cell table:formula="of:=&quot;0x&quot;&amp;DEC2HEX([.R25];4)" office:value-type="string" office:string-value="0x0000">
            <text:p>0x0000</text:p>
          </table:table-cell>
          <table:table-cell table:number-columns-repeated="1004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4" office:value-type="float" office:value="0">
            <text:p>0</text:p>
          </table:table-cell>
          <table:table-cell table:number-columns-repeated="14" table:style-name="ce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3" table:formula="of:=2^15*[.B26]+2^14*[.C26]+2^13*[.D26]+2^12*[.E26]+2^11*[.F26]+2^10*[.G26]+2^9*[.H26]+2^8*[.I26]+2^7*[.J26]+2^6*[.K26]+2^5*[.L26]+2^4*[.M26]+2^3*[.N26]+2^2*[.O26]+2^1*[.P26]+2^0*[.Q26]" office:value-type="float" office:value="0">
            <text:p>0</text:p>
          </table:table-cell>
          <table:table-cell table:formula="of:=&quot;0x&quot;&amp;DEC2HEX([.R26];4)" office:value-type="string" office:string-value="0x0000">
            <text:p>0x0000</text:p>
          </table:table-cell>
          <table:table-cell office:value-type="string">
            <text:p>16x26</text:p>
          </table:table-cell>
          <table:table-cell table:number-columns-repeated="100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14"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table:formula="of:=2^15*[.B27]+2^14*[.C27]+2^13*[.D27]+2^12*[.E27]+2^11*[.F27]+2^10*[.G27]+2^9*[.H27]+2^8*[.I27]+2^7*[.J27]+2^6*[.K27]+2^5*[.L27]+2^4*[.M27]+2^3*[.N27]+2^2*[.O27]+2^1*[.P27]+2^0*[.Q27]" office:value-type="float" office:value="0">
            <text:p>0</text:p>
          </table:table-cell>
          <table:table-cell table:formula="of:=&quot;0x&quot;&amp;DEC2HEX([.R27];4)" office:value-type="string" office:string-value="0x0000">
            <text:p>0x0000</text:p>
          </table:table-cell>
          <table:table-cell table:formula="of:=[.S2]&amp;&quot;, &quot;&amp;[.S3]&amp;&quot;, &quot;&amp;[.S4]&amp;&quot;, &quot;&amp;[.S5]&amp;&quot;, &quot;&amp;[.S6]&amp;&quot;, &quot;&amp;[.S7]&amp;&quot;, &quot;&amp;[.S8]&amp;&quot;, &quot;&amp;[.S9]&amp;&quot;, &quot;&amp;[.S10]&amp;&quot;, &quot;&amp;[.S11]&amp;&quot;, &quot;&amp;[.S12]&amp;&quot;, &quot;&amp;[.S13]&amp;&quot;, &quot;&amp;[.S14]&amp;&quot;, &quot;&amp;[.S15]&amp;&quot;, &quot;&amp;[.S16]&amp;&quot;, &quot;&amp;[.S17]&amp;&quot;, &quot;&amp;[.S18]&amp;&quot;, &quot;&amp;[.S19]&amp;&quot;, &quot;&amp;[.S20]&amp;&quot;, &quot;&amp;[.S21]&amp;&quot;, &quot;&amp;[.S22]&amp;&quot;, &quot;&amp;[.S23]&amp;&quot;, &quot;&amp;[.S24]&amp;&quot;, &quot;&amp;[.S25]&amp;&quot;, &quot;&amp;[.S26]&amp;&quot;, &quot;&amp;[.S27]&amp;&quot;,&quot;" office:value-type="string" office:string-value="0x3800, 0x4400, 0x4400, 0x0400, 0x0800, 0x1000, 0x2000, 0x7C00, 0x0000, 0x0000, 0x0000, 0x0000, 0x0000, 0x0000, 0x0000, 0x0000, 0x0000, 0x0000, 0x0000, 0x0000, 0x0000, 0x0000, 0x0000, 0x0000, 0x0000, 0x0000,">
            <text:p>0x3800, 0x4400, 0x4400, 0x0400, 0x0800, 0x1000, 0x2000, 0x7C00, 0x0000, 0x0000, 0x0000, 0x0000, 0x0000, 0x0000, 0x0000, 0x0000, 0x0000, 0x0000, 0x0000, 0x0000, 0x0000, 0x0000, 0x0000, 0x0000, 0x0000, 0x0000,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メイリオ1" svg:font-family="メイリオ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4"/>
    </number:number-style>
    <number:number-style style:name="N110">
      <number:number number:decimal-places="0" number:min-integer-digits="5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ext-properties fo:color="#e6e6e6"/>
    </style:style>
    <style:style style:name="無題2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2019/04/22</text:date>, <text:time>22:1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17:16.84</meta:creation-date>
    <dc:date>2019-04-22T22:13:11.57</dc:date>
    <meta:editing-duration>PT2H36M3S</meta:editing-duration>
    <meta:editing-cycles>22</meta:editing-cycles>
    <meta:generator>OpenOffice/4.1.1$Win32 OpenOffice.org_project/411m6$Build-9775</meta:generator>
    <dc:title>数式を利用して10進数を16進数表記に変換する (Excelの使い方)</dc:title>
    <meta:document-statistic meta:table-count="1" meta:cell-count="518" meta:object-count="0"/>
  </office:meta>
</office:document-meta>
</file>